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84ea" officeooo:paragraph-rsid="001d84ea"/>
    </style:style>
    <style:style style:name="P2" style:family="paragraph" style:parent-style-name="Standard">
      <style:text-properties officeooo:rsid="001e700a" officeooo:paragraph-rsid="001e700a"/>
    </style:style>
    <style:style style:name="P3" style:family="paragraph" style:parent-style-name="Standard">
      <style:text-properties officeooo:rsid="001f8e31" officeooo:paragraph-rsid="001f8e31"/>
    </style:style>
    <style:style style:name="P4" style:family="paragraph" style:parent-style-name="Standard">
      <style:text-properties officeooo:rsid="001ff2f3" officeooo:paragraph-rsid="001ff2f3"/>
    </style:style>
    <style:style style:name="P5" style:family="paragraph" style:parent-style-name="Standard">
      <style:text-properties officeooo:rsid="00200bda" officeooo:paragraph-rsid="0020b994"/>
    </style:style>
    <style:style style:name="T1" style:family="text">
      <style:text-properties officeooo:rsid="0020b9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V</text:p>
      <text:p text:style-name="P1"/>
      <text:p text:style-name="P1">Question 1 :</text:p>
      <text:p text:style-name="P2">On ne peut pas être sur que la fonction remove fonctionne correctement puisque nous n'avons pas tester la méthode add avant (un élément non ajouté est forcément absent).</text:p>
      <text:p text:style-name="P2"/>
      <text:p text:style-name="P2">Question 2 :</text:p>
      <text:p text:style-name="P2">Non, ce test prouve qu'il y a une erreur, mais elle tout aussi bien être dans le remove que dans le add.</text:p>
      <text:p text:style-name="P2"/>
      <text:p text:style-name="P3">Question 3 :</text:p>
      <text:p text:style-name="P3">Pour être sur que la fonction remove fonctionne correctement, il faut tout d'abord s'assurer que la fonction add est correcte. </text:p>
      <text:p text:style-name="P3"/>
      <text:p text:style-name="P3">Question 4 :</text:p>
      <text:p text:style-name="P3">L'ordre des tests n'est pas important. Par contre, il faut bien faire attention au dépendances des différents tests. (Il est plus logique de faire les tests sans dépendances d'abord.)</text:p>
      <text:p text:style-name="P3"/>
      <text:p text:style-name="P4">Question 5 :</text:p>
      <text:p text:style-name="P5">La méthode addBefore n'est pas suffisamment testée. En effet, il faut s'assurer que l'élément ajouté est bien devant tous les autres. </text:p>
      <text:p text:style-name="P5"/>
      <text:p text:style-name="P5"><text:span text:style-name="T1">Question 6 :</text:span></text:p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0:34:31.993000000</meta:creation-date>
    <dc:date>2015-10-21T10:47:18.372000000</dc:date>
    <meta:editing-duration>PT12M46S</meta:editing-duration>
    <meta:editing-cycles>6</meta:editing-cycles>
    <meta:generator>LibreOffice/4.3.6.2$Windows_x86 LibreOffice_project/d50a87b2e514536ed401c18000dad4660b6a169e</meta:generator>
    <meta:document-statistic meta:table-count="0" meta:image-count="0" meta:object-count="0" meta:page-count="1" meta:paragraph-count="13" meta:word-count="139" meta:character-count="792" meta:non-whitespace-character-count="662"/>
  </office:meta>
</office:document-meta>
</file>